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3757in" style:rel-column-width="3677*"/>
    </style:style>
    <style:style style:name="Table3.B" style:family="table-column">
      <style:table-column-properties style:column-width="2.6681in" style:rel-column-width="26118*"/>
    </style:style>
    <style:style style:name="Table3.C" style:family="table-column">
      <style:table-column-properties style:column-width="0.4403in" style:rel-column-width="4310*"/>
    </style:style>
    <style:style style:name="Table3.D" style:family="table-column">
      <style:table-column-properties style:column-width="0.5in" style:rel-column-width="4894*"/>
    </style:style>
    <style:style style:name="Table3.E" style:family="table-column">
      <style:table-column-properties style:column-width="0.7097in" style:rel-column-width="6947*"/>
    </style:style>
    <style:style style:name="Table3.F" style:family="table-column">
      <style:table-column-properties style:column-width="0.75in" style:rel-column-width="7342*"/>
    </style:style>
    <style:style style:name="Table3.H" style:family="table-column">
      <style:table-column-properties style:column-width="0.7514in" style:rel-column-width="7353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H7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2924in" style:rel-column-width="51825*"/>
    </style:style>
    <style:style style:name="Table6.B" style:family="table-column">
      <style:table-column-properties style:column-width="1.4in" style:rel-column-width="13710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7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7" style:family="paragraph" style:parent-style-name="Preformatted_20_Text">
      <style:text-properties style:font-name="Arial" officeooo:paragraph-rsid="0020f236"/>
    </style:style>
    <style:style style:name="P48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49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8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6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1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77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7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79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ef3645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8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8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245a79" officeooo:paragraph-rsid="00f0ddaf" style:font-name-asian="Microsoft YaHei" style:font-size-asian="6pt" style:font-weight-asian="bold" style:font-name-complex="Mangal" style:font-size-complex="6pt" style:font-weight-complex="bold"/>
    </style:style>
    <style:style style:name="P8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bold" officeooo:paragraph-rsid="00efbce8" style:font-name-asian="Microsoft YaHei" style:font-size-asian="6pt" style:font-weight-asian="bold" style:font-name-complex="Mangal" style:font-size-complex="6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5" style:family="text">
      <style:text-properties fo:color="#000000" fo:font-size="6pt" style:text-underline-style="none" officeooo:rsid="007cdda9" style:font-size-asian="6pt" style:font-size-complex="6pt"/>
    </style:style>
    <style:style style:name="T16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  <style:style style:name="T21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3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31"><text:text-input text:description="&lt;o.partner_id.street or ''&gt;">Partner street</text:text-input></text:p>
              <text:p text:style-name="P31"><text:text-input text:description="&lt;o.partner_id.zip or ''&gt;">ZipCode</text:text-input> <text:text-input text:description="&lt;o.partner_id.city or ''&gt;">City</text:text-input></text:p>
              <text:p text:style-name="P45"><text:text-input text:description="&lt;o.partner_id.country_id.name or ''&gt;">Country</text:text-input></text:p>
              <text:p text:style-name="P32"/>
              <text:p text:style-name="P32"/>
              <text:p text:style-name="P32"><text:span text:style-name="T20"><text:text-input text:description="&lt;_(&quot;VAT no.:&quot;)&gt;">VAT no.:</text:text-input></text:span> <text:text-input text:description="&lt;(o.partner_id.vat.replace('HR','') or '')&gt;">VAT</text:text-input></text:p>
            </table:table-cell>
            <table:table-cell table:style-name="Table9.B1" office:value-type="string">
              <text:p text:style-name="P39">Zagreb, <text:text-input text:description="&lt;formatLang(o.date_invoice or '',date=True)&gt;">date_invoice</text:text-input>.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6"><text:text-input text:description="&lt;if test=&quot;o.origin&quot;&gt;">test</text:text-input></text:p>
          </table:table-cell>
          <table:table-cell table:style-name="Table5.B1" office:value-type="string">
            <text:p text:style-name="P42"/>
          </table:table-cell>
        </table:table-row>
        <table:table-row table:style-name="Table5.1">
          <table:table-cell table:style-name="Table5.A2" table:number-columns-spanned="2" office:value-type="string">
            <text:p text:style-name="P80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3"><text:span text:style-name="T16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42"/>
          </table:table-cell>
        </table:table-row>
        <table:table-row>
          <table:table-cell table:style-name="Table5.A1" office:value-type="string">
            <text:p text:style-name="P34"><text:text-input text:description="&lt;if test=&quot;o.description2&quot;&gt;">test</text:text-input></text:p>
          </table:table-cell>
          <table:table-cell table:style-name="Table5.B4" office:value-type="string">
            <text:p text:style-name="P42"/>
          </table:table-cell>
        </table:table-row>
        <table:table-row>
          <table:table-cell table:style-name="Table5.A5" table:number-columns-spanned="2" office:value-type="string">
            <text:p text:style-name="P17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5"><text:text-input text:description="&lt;/if&gt;">endtest</text:text-input></text:p>
          </table:table-cell>
          <table:table-cell table:style-name="Table5.B6" office:value-type="string">
            <text:p text:style-name="P42"/>
          </table:table-cell>
        </table:table-row>
        <table:table-row>
          <table:table-cell table:style-name="Table5.A1" office:value-type="string">
            <text:p text:style-name="P83"><text:span text:style-name="T10"><text:text-input text:description="&lt; o.state in ['proforma', 'proforma2'] and _(&quot;Proforma invoice number&quot;) or _(&quot;Invoice number&quot;) 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2"/>
          </table:table-cell>
        </table:table-row>
      </table:table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D"/>
        <table:table-column table:style-name="Table3.H"/>
        <table:table-row>
          <table:table-cell table:style-name="Table3.A1" office:value-type="string">
            <text:p text:style-name="P6"><text:text-input text:description="&lt;_(&quot;Item&quot;)&gt;">Item</text:text-input></text:p>
          </table:table-cell>
          <table:table-cell table:style-name="Table3.B1" office:value-type="string">
            <text:p text:style-name="P5"><text:text-input text:description="&lt;_(&quot;Product&quot;)&gt;">Product</text:text-input></text:p>
          </table:table-cell>
          <table:table-cell table:style-name="Table3.B1" office:value-type="string">
            <text:p text:style-name="P6"><text:text-input text:description="&lt;_(&quot;Qty&quot;)&gt;">Qty</text:text-input></text:p>
          </table:table-cell>
          <table:table-cell table:style-name="Table3.B1" office:value-type="string">
            <text:p text:style-name="P8"><text:text-input text:description="&lt;_(&quot;UoM&quot;)&gt;">UoM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14"><text:text-input text:description="&lt;_(&quot;Total&quot;)&gt;">Total</text:text-input></text:p>
          </table:table-cell>
          <table:table-cell table:style-name="Table3.B1" office:value-type="string">
            <text:p text:style-name="P6"><text:text-input text:description="&lt;_(&quot;Disc.&quot;)&gt;">Disc.</text:text-input></text:p>
          </table:table-cell>
          <table:table-cell table:style-name="Table3.H1" office:value-type="string">
            <text:p text:style-name="P7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1"><text:text-input text:description="&lt;objects.currency_id.name or ''&gt;">curr</text:text-input></text:p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H2" office:value-type="string">
            <text:p text:style-name="P11"><text:text-input text:description="&lt;objects.currency_id.name or ''&gt;">curr</text:text-input></text:p>
          </table:table-cell>
        </table:table-row>
        <table:table-row>
          <table:table-cell table:style-name="Table3.A3" table:number-columns-spanned="8" office:value-type="string">
            <text:p text:style-name="P2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8" office:value-type="string">
            <text:p text:style-name="P16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2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2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1"><text:text-input text:description="&lt;str(o.invoice_line._ids.index(line.id)+1)&gt;">rbr</text:text-input>.</text:p>
          </table:table-cell>
          <table:table-cell table:style-name="Table3.B7" office:value-type="string">
            <text:p text:style-name="P76"><text:text-input text:description="&lt;if test=&quot;line.product_id.description&quot;&gt;">test_description</text:text-input></text:p>
            <text:p text:style-name="P72"><text:text-input text:description="&lt;line.product_id.description or ''&gt;">Product Name</text:text-input><text:span text:style-name="T19"><text:text-input text:description=""/></text:span></text:p>
            <text:p text:style-name="P77"><text:text-input text:description="&lt;/if&gt;">end_test</text:text-input></text:p>
            <text:p text:style-name="P78"><text:text-input text:description="&lt;if test=&quot;line.name&quot;&gt;">test_name</text:text-input></text:p>
            <text:p text:style-name="P73"><text:text-input text:description="&lt;line.name or ''&gt;">line_description</text:text-input></text:p>
            <text:p text:style-name="P77"><text:text-input text:description="&lt;/if&gt;">end_test</text:text-input></text:p>
          </table:table-cell>
          <table:table-cell table:style-name="Table3.B7" office:value-type="string">
            <text:p text:style-name="P79"><text:text-input text:description="&lt;formatLang(line.quantity, digits=2) or ''&gt;">qty</text:text-input></text:p>
          </table:table-cell>
          <table:table-cell table:style-name="Table3.B7" office:value-type="string">
            <text:p text:style-name="P79"><text:text-input text:description="&lt;line.uom_id.name or ''&gt;">uom</text:text-input></text:p>
          </table:table-cell>
          <table:table-cell table:style-name="Table3.B7" office:value-type="string">
            <text:p text:style-name="P74"><text:text-input text:description="&lt;formatLang(line.price_unit, digits=2) or ''&gt;">Price unit</text:text-input></text:p>
          </table:table-cell>
          <table:table-cell table:style-name="Table3.B7" office:value-type="string">
            <text:p text:style-name="P75"><text:text-input text:description="&lt;formatLang(line.price_unit*line.quantity,digits=2) or ''&gt;">price_unit</text:text-input></text:p>
          </table:table-cell>
          <table:table-cell table:style-name="Table3.B7" office:value-type="string">
            <text:p text:style-name="P19"><text:text-input text:description="&lt;line.discount&gt;">disc</text:text-input></text:p>
          </table:table-cell>
          <table:table-cell table:style-name="Table3.H7" office:value-type="string">
            <text:p text:style-name="P20"><text:text-input text:description="&lt;formatLang(line.amount,digits=2) or ''&gt;">amount</text:text-input></text:p>
          </table:table-cell>
        </table:table-row>
        <table:table-row>
          <table:table-cell table:style-name="Table3.A8" table:number-columns-spanned="8" office:value-type="string">
            <text:p text:style-name="P2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7"><text:text-input text:description="&lt;_(&quot;SUBTOTAL&quot;)&gt;">SUBTOTAL</text:text-input>:</text:p>
            <text:p text:style-name="P55"><text:span text:style-name="T1"><text:text-input text:description="&lt;_(&quot;VAT&quot;)&gt;">VAT</text:text-input></text:span>:</text:p>
            <text:p text:style-name="P57"><text:span text:style-name="T9"><text:text-input text:description="&lt;_(&quot;TOTAL&quot;)&gt;">TOTAL</text:text-input></text:span><text:span text:style-name="T9">:</text:span></text:p>
          </table:table-cell>
          <table:table-cell table:style-name="Table6.B1" office:value-type="string">
            <text:p text:style-name="P55"><text:text-input text:description="&lt;formatLang(o.amount_untaxed, digits=2) or ''&gt;">untaxed</text:text-input> <text:span text:style-name="T8"><text:text-input text:description="&lt;objects.currency_id.name or ''&gt;">curr</text:text-input></text:span></text:p>
            <text:p text:style-name="P55"><text:text-input text:description="&lt;formatLang(o.amount_tax, digits=2) or ''&gt;">tax</text:text-input> <text:span text:style-name="T8"><text:text-input text:description="&lt;objects.currency_id.name or ''&gt;">curr</text:text-input></text:span></text:p>
            <text:p text:style-name="P55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4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1"><text:text-input text:description="&lt;_(&quot;Taxes&quot;)&gt;">_Taxes</text:text-input></text:p>
          </table:table-cell>
          <table:table-cell table:style-name="Table7.A1" office:value-type="string">
            <text:p text:style-name="P62"><text:text-input text:description="&lt;_(&quot;Base amount&quot;)&gt;">_Base amount</text:text-input></text:p>
          </table:table-cell>
          <table:table-cell table:style-name="Table7.A1" office:value-type="string">
            <text:p text:style-name="P62"><text:text-input text:description="&lt;_(&quot;Tax Amount&quot;)&gt;">_Tax Amount</text:text-input></text:p>
          </table:table-cell>
          <table:table-cell table:style-name="Table7.D1" office:value-type="string">
            <text:p text:style-name="P65"/>
          </table:table-cell>
          <table:table-cell table:style-name="Table7.D1" office:value-type="string">
            <text:p text:style-name="P70"/>
          </table:table-cell>
        </table:table-row>
        <table:table-row table:style-name="Table7.1">
          <table:table-cell table:style-name="Table7.D1" table:number-columns-spanned="3" office:value-type="string">
            <text:p text:style-name="P63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6"/>
          </table:table-cell>
          <table:table-cell table:style-name="Table7.D1" office:value-type="string">
            <text:p text:style-name="P69"/>
          </table:table-cell>
        </table:table-row>
        <table:table-row table:style-name="Table7.1">
          <table:table-cell table:style-name="Table7.D1" office:value-type="string">
            <text:p text:style-name="P63"><text:text-input text:description="&lt;line.name or ''&gt;">name</text:text-input></text:p>
          </table:table-cell>
          <table:table-cell table:style-name="Table7.D1" office:value-type="string">
            <text:p text:style-name="P64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4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7"/>
          </table:table-cell>
          <table:table-cell table:style-name="Table7.D1" office:value-type="string">
            <text:p text:style-name="P66"/>
          </table:table-cell>
        </table:table-row>
        <table:table-row table:style-name="Table7.1">
          <table:table-cell table:style-name="Table7.D1" table:number-columns-spanned="3" office:value-type="string">
            <text:p text:style-name="P63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6"/>
          </table:table-cell>
          <table:table-cell table:style-name="Table7.D1" office:value-type="string">
            <text:p text:style-name="P66"/>
          </table:table-cell>
        </table:table-row>
      </table:table>
      <text:p text:style-name="P4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0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1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0"><text:text-input text:description="&lt;/for&gt;">End For line</text:text-input></text:p>
          </table:table-cell>
        </table:table-row>
      </table:table>
      <text:p text:style-name="P4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7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8"><text:text-input text:description="&lt;/if&gt;">endtest</text:text-input></text:p>
          </table:table-cell>
        </table:table-row>
      </table:table>
      <text:p text:style-name="P47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87"><text:span text:style-name="T4"><text:text-input text:description="&lt;if test=&quot;not o.state in['proforma','proforma2']&quot;&gt;">if not proforma</text:text-input></text:span></text:p>
          </table:table-cell>
          <table:table-cell table:style-name="Table8.A1" office:value-type="string">
            <text:p text:style-name="P82"/>
          </table:table-cell>
        </table:table-row>
        <table:table-row table:style-name="Table8.1">
          <table:table-cell table:style-name="Table8.A1" office:value-type="string">
            <text:p text:style-name="P53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1"><text:text-input text:description="&lt;_(&quot;Fiscal account number&quot;)&gt;">Fiscal account number</text:text-input>: <text:span text:style-name="T6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88"><text:text-input text:description="&lt;/if&gt;">end if</text:text-input></text:p>
          </table:table-cell>
          <table:table-cell table:style-name="Table8.A1" office:value-type="string">
            <text:p text:style-name="P82"/>
          </table:table-cell>
        </table:table-row>
        <table:table-row table:style-name="Table8.1">
          <table:table-cell table:style-name="Table8.A1" office:value-type="string">
            <text:p text:style-name="P58"><text:text-input text:description="&lt;if test=&quot;o.date_due&quot; &gt;">if date_due</text:text-input></text:p>
            <text:p text:style-name="P21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21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23"><text:text-input text:description="&lt;for each=&quot;payment_line in o.payment_term.line_ids&quot;&gt;">For Payment Term</text:text-input></text:p>
            <text:p text:style-name="P21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25"><text:text-input text:description="&lt;/for&gt;">end For Payment Term</text:text-input></text:p>
            <text:p text:style-name="P21"><text:span text:style-name="T14"><text:text-input text:description="&lt;/if&gt;">end test</text:text-input></text:span><text:span text:style-name="T15"><text:text-input text:description="&lt;setLang(o.company_id.partner_id.lang or 'en_US')&gt;"/></text:span><text:span text:style-name="T4"><text:text-input text:description="&lt;formatLang(o.date_due or '',date=True)&gt;"/></text:span><text:span text:style-name="T15"><text:text-input text:description="&lt;setLang(o.partner_id.lang or 'en_US')&gt;"/></text:span></text:p>
            <text:p text:style-name="P30"><text:text-input text:description="&lt;/if&gt;">end if</text:text-input></text:p>
          </table:table-cell>
          <table:table-cell table:style-name="Table8.A1" office:value-type="string">
            <text:p text:style-name="P85"><text:span text:style-name="T4"><text:text-input text:description="&lt;if test=&quot;not o.state in['proforma','proforma2']&quot;&gt;">if not proforma</text:text-input></text:span></text:p>
            <text:p text:style-name="P84"><text:span text:style-name="T7"><text:text-input text:description="&lt; o.state in ['proforma', 'proforma2'] and _(&quot;Proforma invoice date&quot;) or _(&quot;Invoice date&quot;) &gt;  "/></text:span><text:span text:style-name="T7"><text:text-input text:description="&lt; _(&quot;Invoice date&quot;) 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  <text:p text:style-name="P8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59"><text:text-input text:description="&lt;if test=&quot;o.partner_bank_id&quot;&gt;">if bank_account</text:text-input></text:p>
            <text:p text:style-name="P22"><text:text-input text:description="&lt;_(&quot;Payment on bank account&quot;)&gt;">Payment on bank account</text:text-input>:</text:p>
            <text:p text:style-name="P56"><text:text-input text:description="&lt;_(&quot;IBAN:&quot;)&gt;">_IBAN</text:text-input> <text:text-input text:description="&lt;o.partner_bank_id.acc_number or ''&gt;">bank_acc_number</text:text-input></text:p>
            <text:p text:style-name="P56"><text:text-input text:description="&lt;o.partner_bank_id.bank.name or ''&gt;">bank_name</text:text-input></text:p>
            <text:p text:style-name="P18"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54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60"><text:span text:style-name="T21"><text:text-input text:description="&lt;/if&gt;">end if</text:text-input></text:span> </text:p>
            <text:p text:style-name="P68"/>
          </table:table-cell>
          <table:table-cell table:style-name="Table8.A1" office:value-type="string">
            <text:p text:style-name="P27"><text:text-input text:description="&lt;if test=&quot;o.end_user and (o.end_user!=o.partner_id)&quot;&gt;">if different end user</text:text-input></text:p>
            <text:p text:style-name="P24"><text:span text:style-name="T7"><text:text-input text:description="&lt; _('End user')&gt;">End user</text:text-input></text:span><text:span text:style-name="T7">:</text:span></text:p>
            <text:p text:style-name="P24"><text:text-input text:description="&lt;o.end_user.name or ''&gt;">EndUserName</text:text-input></text:p>
            <text:p text:style-name="P24"><text:text-input text:description="&lt;o.end_user.street or ''&gt;">End user street</text:text-input></text:p>
            <text:p text:style-name="P24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7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2"/>
          </table:table-cell>
          <table:covered-table-cell/>
        </table:table-row>
        <table:table-row table:style-name="Table8.5">
          <table:table-cell table:style-name="Table8.A6" office:value-type="string">
            <text:p text:style-name="P49"><text:text-input text:description="&lt;_(&quot;Responsible person&quot;)&gt;">Responsible person</text:text-input>:</text:p>
            <text:p text:style-name="P3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6" office:value-type="string">
            <text:p text:style-name="P81"><text:text-input text:description="&lt; o.state in ['proforma', 'proforma2'] and _(&quot;Proforma invoice created&quot;) or _(&quot;Invoice created&quot;) &gt;">Invoice created</text:text-input>:</text:p>
            <text:p text:style-name="P4">Vanja Trošelj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9T14:51:05.992271694</dc:date>
    <meta:editing-duration>PT13H28M55S</meta:editing-duration>
    <meta:editing-cycles>214</meta:editing-cycles>
    <meta:generator>LibreOffice/5.1.3.2$Linux_X86_64 LibreOffice_project/10m0$Build-2</meta:generator>
    <meta:document-statistic meta:table-count="8" meta:image-count="0" meta:object-count="0" meta:page-count="2" meta:paragraph-count="95" meta:word-count="457" meta:character-count="1411" meta:non-whitespace-character-count="1314"/>
  </office:meta>
</office:document-meta>
</file>